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i>S</mi>
        </munderover>
        <msubsup>
          <mi>n</mi>
          <mi>j</mi>
          <mrow>
            <mo stretchy="false">(</mo>
            <mrow>
              <mi>l</mi>
            </mrow>
            <mo stretchy="false">)</mo>
          </mrow>
        </msubsup>
      </mrow>
      <msub>
        <mo stretchy="false">ν</mo>
        <mi>j</mi>
      </msub>
      <mrow>
        <mi/>
        <mo stretchy="false">=</mo>
        <mi/>
      </mrow>
      <mn>0</mn>
      <mi/>
      <mi>,</mi>
      <mi/>
      <mi>l</mi>
      <mrow>
        <mi/>
        <mo stretchy="false">=</mo>
        <mi/>
      </mrow>
      <mn>1,2</mn>
      <mi>,</mi>
      <mo stretchy="false">…</mo>
      <mi>,</mi>
      <mrow>
        <mi>S</mi>
        <mo stretchy="false">−</mo>
        <mn>1</mn>
      </mrow>
      <mi/>
      <mi>,</mi>
      <mi/>
      <mrow>
        <msubsup>
          <mi>n</mi>
          <mi>j</mi>
          <mrow>
            <mo stretchy="false">(</mo>
            <mrow>
              <mi>l</mi>
            </mrow>
            <mo stretchy="false">)</mo>
          </mrow>
        </msubsup>
        <mo stretchy="false">∈</mo>
        <mo stretchy="false">ℤ</mo>
      </mrow>
    </mrow>
    <annotation encoding="StarMath 5.0">sum from j=1 to S n_j ^(l) %inu _j `=` 0 `,~~ l`=`1,2,dotslow,S-1 `,~~ n_j^(l) in setZ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22:15:46.168000000</meta:creation-date>
    <meta:generator>LibreOffice/4.1.4.2$Windows_x86 LibreOffice_project/0a0440ccc0227ad9829de5f46be37cfb6edcf72</meta:generator>
  </office:meta>
</office:document-meta>
</file>